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0a2a8f"/>
    </style:style>
    <style:style style:name="P2" style:family="paragraph" style:parent-style-name="Standard">
      <style:paragraph-properties fo:line-height="200%" fo:text-align="start" style:justify-single-word="false"/>
      <style:text-properties officeooo:rsid="000d22b5" officeooo:paragraph-rsid="000d22b5"/>
    </style:style>
    <style:style style:name="T1" style:family="text">
      <style:text-properties officeooo:rsid="000a2a8f"/>
    </style:style>
    <style:style style:name="T2" style:family="text">
      <style:text-properties officeooo:rsid="000b3756"/>
    </style:style>
    <style:style style:name="T3" style:family="text">
      <style:text-properties officeooo:rsid="000bd438"/>
    </style:style>
    <style:style style:name="T4" style:family="text">
      <style:text-properties officeooo:rsid="000d76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Havion Allen</text:p>
      <text:p text:style-name="P2">Linux Programming</text:p>
      <text:p text:style-name="P2">9/16/2021</text:p>
      <text:p text:style-name="P1"/>
      <text:p text:style-name="P1"><text:tab/><text:tab/><text:tab/><text:tab/><text:tab/><text:tab/><text:span text:style-name="T4">Linux Distributions </text:span></text:p>
      <text:p text:style-name="P1"><text:span text:style-name="T1"><text:tab/>Linux has many different distributions. Two really good ones are Ubuntu and Pop!_OS. Ubuntu is hands down Linux best distribution. Pop!_OS is based more around gaming but is also a top distribution for Linux. They are more similar in ways though. Pop! Is based off of Ubuntu </text:span><text:span text:style-name="T2">so they share a GNOME user interface in a way. Since they are kind of identical in a way, Linux shares many of the same repositories for software installation. Also they both are very easy to install as long as you got all of the right requirements for your computer, have different desktop customization features, </text:span><text:span text:style-name="T3">and they are very user friendly</text:span><text:span text:style-name="T2">. The thing that makes Pop!_OS unique is that is also uses System76. System76 is something you wont find running in windows or macOS, it is basically unmatched. Also Pop!_OS is more gaming based so it runs functions like Steam with very little work. As for Ubuntu, it is based off of Debian, which is one of the most stable operating systems in the world. </text:span><text:span text:style-name="T3">It has a brand new kernel system when you install the operating system and an apt package manager ready to install any type of software you need. Linux has so many more distributions but these are certainly some of the top most commons ones you will hear or see users using on their own lap and desktops for a wh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3:02:06.777271537</meta:creation-date>
    <dc:date>2021-09-16T19:03:19.969364147</dc:date>
    <meta:editing-duration>PT7M29S</meta:editing-duration>
    <meta:editing-cycles>3</meta:editing-cycles>
    <meta:generator>LibreOffice/6.4.6.2$Linux_X86_64 LibreOffice_project/40$Build-2</meta:generator>
    <meta:document-statistic meta:table-count="0" meta:image-count="0" meta:object-count="0" meta:page-count="1" meta:paragraph-count="5" meta:word-count="239" meta:character-count="1361" meta:non-whitespace-character-count="1119"/>
  </office:meta>
</office:document-meta>
</file>